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in" svg:height="3.5461in" svg:x="5.411in" svg:y="0.5268in">
            <draw:object draw:notify-on-update-of-ranges="Sheet1.A2:Sheet1.A21 Sheet1.B1:Sheet1.B1 Sheet1.B2:Sheet1.B21 Sheet1.C1:Sheet1.C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/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Optimized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graf_10_5.txt</text:p>
          </table:table-cell>
          <table:table-cell office:value-type="float" office:value="218" calcext:value-type="float">
            <text:p>218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10_6b.txt</text:p>
          </table:table-cell>
          <table:table-cell office:value-type="float" office:value="305" calcext:value-type="float">
            <text:p>305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10_7.txt</text:p>
          </table:table-cell>
          <table:table-cell office:value-type="float" office:value="308" calcext:value-type="float">
            <text:p>308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15_14.txt</text:p>
          </table:table-cell>
          <table:table-cell office:value-type="float" office:value="9000" calcext:value-type="float">
            <text:p>9000</text:p>
          </table:table-cell>
          <table:table-cell office:value-type="float" office:value="6019" calcext:value-type="float">
            <text:p>6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20_7.txt</text:p>
          </table:table-cell>
          <table:table-cell office:value-type="float" office:value="34000" calcext:value-type="float">
            <text:p>34000</text:p>
          </table:table-cell>
          <table:table-cell office:value-type="float" office:value="10381" calcext:value-type="float">
            <text:p>10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20_7.txt</text:p>
          </table:table-cell>
          <table:table-cell office:value-type="float" office:value="43000" calcext:value-type="float">
            <text:p>430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20_12.txt</text:p>
          </table:table-cell>
          <table:table-cell office:value-type="float" office:value="142000" calcext:value-type="float">
            <text:p>142000</text:p>
          </table:table-cell>
          <table:table-cell office:value-type="float" office:value="39277" calcext:value-type="float">
            <text:p>39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20_17.txt</text:p>
          </table:table-cell>
          <table:table-cell office:value-type="float" office:value="235000" calcext:value-type="float">
            <text:p>235000</text:p>
          </table:table-cell>
          <table:table-cell office:value-type="float" office:value="86411" calcext:value-type="float">
            <text:p>86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30_10.txt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965503" calcext:value-type="float">
            <text:p>965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30_10.txt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733615" calcext:value-type="float">
            <text:p>733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30_20.txt</text:p>
          </table:table-cell>
          <table:table-cell office:value-type="float" office:value="59000000" calcext:value-type="float">
            <text:p>59000000</text:p>
          </table:table-cell>
          <table:table-cell office:value-type="float" office:value="6653893" calcext:value-type="float">
            <text:p>6653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32_22.txt</text:p>
          </table:table-cell>
          <table:table-cell office:value-type="float" office:value="66000000" calcext:value-type="float">
            <text:p>66000000</text:p>
          </table:table-cell>
          <table:table-cell office:value-type="float" office:value="10752530" calcext:value-type="float">
            <text:p>10752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32_25.txt</text:p>
          </table:table-cell>
          <table:table-cell office:value-type="float" office:value="268000000" calcext:value-type="float">
            <text:p>268000000</text:p>
          </table:table-cell>
          <table:table-cell office:value-type="float" office:value="39466809" calcext:value-type="float">
            <text:p>39466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35_25.txt</text:p>
          </table:table-cell>
          <table:table-cell office:value-type="float" office:value="662000000" calcext:value-type="float">
            <text:p>662000000</text:p>
          </table:table-cell>
          <table:table-cell office:value-type="float" office:value="133293656" calcext:value-type="float">
            <text:p>133293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35_25.txt</text:p>
          </table:table-cell>
          <table:table-cell office:value-type="float" office:value="21000000000" calcext:value-type="float">
            <text:p>21000000000</text:p>
          </table:table-cell>
          <table:table-cell office:value-type="float" office:value="147857192" calcext:value-type="float">
            <text:p>147857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40_8.txt</text:p>
          </table:table-cell>
          <table:table-cell office:value-type="float" office:value="828000000" calcext:value-type="float">
            <text:p>828000000</text:p>
          </table:table-cell>
          <table:table-cell office:value-type="float" office:value="15711139" calcext:value-type="float">
            <text:p>15711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40_8.txt</text:p>
          </table:table-cell>
          <table:table-cell office:value-type="float" office:value="11000000000" calcext:value-type="float">
            <text:p>11000000000</text:p>
          </table:table-cell>
          <table:table-cell office:value-type="float" office:value="15375162" calcext:value-type="float">
            <text:p>15375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40_15.txt</text:p>
          </table:table-cell>
          <table:table-cell office:value-type="float" office:value="41000000000" calcext:value-type="float">
            <text:p>41000000000</text:p>
          </table:table-cell>
          <table:table-cell office:value-type="float" office:value="308323285" calcext:value-type="float">
            <text:p>308323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40_15.txt</text:p>
          </table:table-cell>
          <table:table-cell office:value-type="float" office:value="109000000000" calcext:value-type="float">
            <text:p>109000000000</text:p>
          </table:table-cell>
          <table:table-cell office:value-type="float" office:value="297291358" calcext:value-type="float">
            <text:p>297291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_40_25.txt</text:p>
          </table:table-cell>
          <table:table-cell office:value-type="float" office:value="266000000000" calcext:value-type="float">
            <text:p>266000000000</text:p>
          </table:table-cell>
          <table:table-cell office:value-type="float" office:value="795689275" calcext:value-type="float">
            <text:p>795689275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style-name="Default">
            <draw:frame draw:z-index="1" draw:style-name="gr1" draw:text-style-name="P1" svg:width="6.3in" svg:height="3.5461in" svg:x="0.8866in" svg:y="0.002in">
              <draw:object draw:notify-on-update-of-ranges="Sheet1.A2:Sheet1.A21 Sheet1.B1:Sheet1.B1 Sheet1.B2:Sheet1.B21 Sheet1.C1:Sheet1.C1 Sheet1.C2:Sheet1.C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8in" svg:x="3.3874in" svg:y="0.437in">
            <draw:object draw:notify-on-update-of-ranges="Sheet2.A2:Sheet2.A21 Sheet2.B1:Sheet2.B1 Sheet2.B2:Sheet2.B21 Sheet2.C1:Sheet2.C1 Sheet2.C2:Sheet2.C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1" table:number-columns-repeated="7" table:default-cell-style-name="Default"/>
        <table:table-row table:style-name="ro1">
          <table:table-cell table:style-name="ce3"/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Optimized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graf_10_5.txt</text:p>
          </table:table-cell>
          <table:table-cell office:value-type="float" office:value="0" calcext:value-type="float">
            <text:p>0</text:p>
          </table:table-cell>
          <table:table-cell office:value-type="float" office:value="0.000105423" calcext:value-type="float">
            <text:p>0.0001054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10_6b.txt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00065555" calcext:value-type="float">
            <text:p>0.000065555</text:p>
          </table:table-cell>
          <table:table-cell table:number-columns-repeated="9"/>
          <table:table-cell table:style-name="ce7" office:value-type="float" office:value="0.000065555" calcext:value-type="float">
            <text:p>0.000065555</text:p>
          </table:table-cell>
        </table:table-row>
        <table:table-row table:style-name="ro1">
          <table:table-cell office:value-type="string" calcext:value-type="string">
            <text:p>graf_10_7.txt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000088278" calcext:value-type="float">
            <text:p>0.000088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15_14.txt</text:p>
          </table:table-cell>
          <table:table-cell office:value-type="float" office:value="0" calcext:value-type="float">
            <text:p>0</text:p>
          </table:table-cell>
          <table:table-cell office:value-type="float" office:value="0.00245165" calcext:value-type="float">
            <text:p>0.002451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20_7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0776363" calcext:value-type="float">
            <text:p>0.007763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20_7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0787336" calcext:value-type="float">
            <text:p>0.007873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20_12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245417" calcext:value-type="float">
            <text:p>0.02454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20_17.txt</text:p>
          </table:table-cell>
          <table:table-cell office:value-type="float" office:value="0.02" calcext:value-type="float">
            <text:p>0.02</text:p>
          </table:table-cell>
          <table:table-cell office:value-type="float" office:value="0.0484901" calcext:value-type="float">
            <text:p>0.04849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30_10.txt</text:p>
          </table:table-cell>
          <table:table-cell office:value-type="float" office:value="1.9" calcext:value-type="float">
            <text:p>1.9</text:p>
          </table:table-cell>
          <table:table-cell office:value-type="float" office:value="0.888179" calcext:value-type="float">
            <text:p>0.8881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30_10.txt</text:p>
          </table:table-cell>
          <table:table-cell office:value-type="float" office:value="3.9" calcext:value-type="float">
            <text:p>3.9</text:p>
          </table:table-cell>
          <table:table-cell office:value-type="float" office:value="0.911922" calcext:value-type="float">
            <text:p>0.911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30_20.txt</text:p>
          </table:table-cell>
          <table:table-cell office:value-type="float" office:value="13" calcext:value-type="float">
            <text:p>13</text:p>
          </table:table-cell>
          <table:table-cell office:value-type="float" office:value="6.93886" calcext:value-type="float">
            <text:p>6.938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32_22.txt</text:p>
          </table:table-cell>
          <table:table-cell office:value-type="float" office:value="6.3" calcext:value-type="float">
            <text:p>6.3</text:p>
          </table:table-cell>
          <table:table-cell office:value-type="float" office:value="5.53075" calcext:value-type="float">
            <text:p>5.53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32_25.txt</text:p>
          </table:table-cell>
          <table:table-cell office:value-type="float" office:value="24" calcext:value-type="float">
            <text:p>24</text:p>
          </table:table-cell>
          <table:table-cell office:value-type="float" office:value="20.5361" calcext:value-type="float">
            <text:p>20.53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35_25.txt</text:p>
          </table:table-cell>
          <table:table-cell office:value-type="float" office:value="65" calcext:value-type="float">
            <text:p>65</text:p>
          </table:table-cell>
          <table:table-cell office:value-type="float" office:value="73.9693" calcext:value-type="float">
            <text:p>73.96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35_25.txt</text:p>
          </table:table-cell>
          <table:table-cell office:value-type="float" office:value="191" calcext:value-type="float">
            <text:p>191</text:p>
          </table:table-cell>
          <table:table-cell office:value-type="float" office:value="109.697" calcext:value-type="float">
            <text:p>109.6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40_8.txt</text:p>
          </table:table-cell>
          <table:table-cell office:value-type="float" office:value="180" calcext:value-type="float">
            <text:p>180</text:p>
          </table:table-cell>
          <table:table-cell office:value-type="float" office:value="16.795" calcext:value-type="float">
            <text:p>16.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40_8.txt</text:p>
          </table:table-cell>
          <table:table-cell office:value-type="float" office:value="275" calcext:value-type="float">
            <text:p>275</text:p>
          </table:table-cell>
          <table:table-cell office:value-type="float" office:value="19.2777" calcext:value-type="float">
            <text:p>19.2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40_15.txt</text:p>
          </table:table-cell>
          <table:table-cell office:value-type="float" office:value="403" calcext:value-type="float">
            <text:p>403</text:p>
          </table:table-cell>
          <table:table-cell office:value-type="float" office:value="259.537" calcext:value-type="float">
            <text:p>259.5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40_15.txt</text:p>
          </table:table-cell>
          <table:table-cell office:value-type="float" office:value="2312" calcext:value-type="float">
            <text:p>2312</text:p>
          </table:table-cell>
          <table:table-cell office:value-type="float" office:value="312.076" calcext:value-type="float">
            <text:p>312.0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f_40_25.txt</text:p>
          </table:table-cell>
          <table:table-cell office:value-type="float" office:value="5052" calcext:value-type="float">
            <text:p>5052</text:p>
          </table:table-cell>
          <table:table-cell office:value-type="float" office:value="842.631" calcext:value-type="float">
            <text:p>842.631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3"/>
          <table:table-cell table:style-name="Default">
            <draw:frame draw:z-index="1" draw:style-name="gr1" draw:text-style-name="P1" svg:width="6.2988in" svg:height="3.548in" svg:x="0.1614in" svg:y="0.052in">
              <draw:object draw:notify-on-update-of-ranges="Sheet2.A2:Sheet2.A21 Sheet2.B1:Sheet2.B1 Sheet2.B2:Sheet2.B21 Sheet2.C1:Sheet2.C1 Sheet2.C2:Sheet2.C2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12:08:51.219690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22:05:51.778834833</meta:creation-date>
    <dc:date>2025-02-23T12:12:27.074134258</dc:date>
    <meta:editing-duration>PT3M55S</meta:editing-duration>
    <meta:editing-cycles>2</meta:editing-cycles>
    <meta:generator>LibreOffice/24.2.7.2$Linux_X86_64 LibreOffice_project/420$Build-2</meta:generator>
    <meta:document-statistic meta:table-count="2" meta:cell-count="12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8cm" xlink:href=".." xlink:type="simple" chart:class="chart:bar" chart:style-name="ch1">
        <chart:title svg:x="5.193cm" svg:y="0.316cm" chart:style-name="ch2">
          <text:p>Recursive calls comparison</text:p>
        </chart:title>
        <chart:legend chart:legend-position="end" svg:x="13.713cm" svg:y="3.956cm" style:legend-expansion="high" chart:style-name="ch3"/>
        <chart:plot-area chart:style-name="ch4" table:cell-range-address="Sheet1.A1:Sheet1.C21" chart:data-source-has-labels="both" svg:x="0.32cm" svg:y="1.275cm" svg:width="13.073cm" svg:height="7.55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87cm" svg:y="1.275cm" svg:width="9.391cm" svg:height="6.90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:Sheet1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B2:Sheet1.B21" chart:label-cell-address="Sheet1.B1:Sheet1.B1" chart:class="chart:bar">
            <chart:data-point chart:repeated="20"/>
          </chart:series>
          <chart:series chart:style-name="ch10" chart:values-cell-range-address="Sheet1.C2:Sheet1.C21" chart:label-cell-address="Sheet1.C1:Sheet1.C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1:Sheet1.B1</svg:desc>
                </draw:g>
              </table:table-cell>
              <table:table-cell office:value-type="string">
                <text:p>Optimiz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1.A2:Sheet1.A21</svg:desc>
                </draw:g>
              </table:table-cell>
              <table:table-cell office:value-type="float" office:value="218">
                <text:p>218</text:p>
                <draw:g>
                  <svg:desc>Sheet1.B2:Sheet1.B21</svg:desc>
                </draw:g>
              </table:table-cell>
              <table:table-cell office:value-type="float" office:value="183">
                <text:p>183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305">
                <text:p>3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308">
                <text:p>30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9000">
                <text:p>9000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34000">
                <text:p>34000</text:p>
              </table:table-cell>
              <table:table-cell office:value-type="float" office:value="10381">
                <text:p>10381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43000">
                <text:p>43000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142000">
                <text:p>142000</text:p>
              </table:table-cell>
              <table:table-cell office:value-type="float" office:value="39277">
                <text:p>39277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235000">
                <text:p>235000</text:p>
              </table:table-cell>
              <table:table-cell office:value-type="float" office:value="86411">
                <text:p>86411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9000000">
                <text:p>9000000</text:p>
              </table:table-cell>
              <table:table-cell office:value-type="float" office:value="965503">
                <text:p>965503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7000000">
                <text:p>17000000</text:p>
              </table:table-cell>
              <table:table-cell office:value-type="float" office:value="733615">
                <text:p>733615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59000000">
                <text:p>59000000</text:p>
              </table:table-cell>
              <table:table-cell office:value-type="float" office:value="6653893">
                <text:p>6653893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6000000">
                <text:p>66000000</text:p>
              </table:table-cell>
              <table:table-cell office:value-type="float" office:value="10752530">
                <text:p>10752530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68000000">
                <text:p>268000000</text:p>
              </table:table-cell>
              <table:table-cell office:value-type="float" office:value="39466809">
                <text:p>39466809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62000000">
                <text:p>662000000</text:p>
              </table:table-cell>
              <table:table-cell office:value-type="float" office:value="133293656">
                <text:p>133293656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21000000000">
                <text:p>21000000000</text:p>
              </table:table-cell>
              <table:table-cell office:value-type="float" office:value="147857192">
                <text:p>147857192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828000000">
                <text:p>828000000</text:p>
              </table:table-cell>
              <table:table-cell office:value-type="float" office:value="15711139">
                <text:p>15711139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15375162">
                <text:p>15375162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1000000000">
                <text:p>41000000000</text:p>
              </table:table-cell>
              <table:table-cell office:value-type="float" office:value="308323285">
                <text:p>308323285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109000000000">
                <text:p>109000000000</text:p>
              </table:table-cell>
              <table:table-cell office:value-type="float" office:value="297291358">
                <text:p>297291358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266000000000">
                <text:p>266000000000</text:p>
              </table:table-cell>
              <table:table-cell office:value-type="float" office:value="795689275">
                <text:p>795689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8cm" xlink:href=".." xlink:type="simple" chart:class="chart:bar" chart:style-name="ch1">
        <chart:title svg:x="5.195cm" svg:y="0.318cm" chart:style-name="ch2">
          <text:p>Recursive calls comparison (logarithmic)</text:p>
        </chart:title>
        <chart:legend chart:legend-position="end" svg:x="13.713cm" svg:y="3.956cm" style:legend-expansion="high" chart:style-name="ch3"/>
        <chart:plot-area chart:style-name="ch4" table:cell-range-address="Sheet1.A1:Sheet1.C21" chart:data-source-has-labels="both" svg:x="0.32cm" svg:y="1.275cm" svg:width="13.073cm" svg:height="7.55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98cm" svg:y="1.275cm" svg:width="10.333cm" svg:height="5.2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:Sheet1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B2:Sheet1.B21" chart:label-cell-address="Sheet1.B1:Sheet1.B1" chart:class="chart:bar">
            <chart:data-point chart:repeated="20"/>
          </chart:series>
          <chart:series chart:style-name="ch10" chart:values-cell-range-address="Sheet1.C2:Sheet1.C21" chart:label-cell-address="Sheet1.C1:Sheet1.C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1:Sheet1.B1</svg:desc>
                </draw:g>
              </table:table-cell>
              <table:table-cell office:value-type="string">
                <text:p>Optimiz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1.A2:Sheet1.A21</svg:desc>
                </draw:g>
              </table:table-cell>
              <table:table-cell office:value-type="float" office:value="218">
                <text:p>218</text:p>
                <draw:g>
                  <svg:desc>Sheet1.B2:Sheet1.B21</svg:desc>
                </draw:g>
              </table:table-cell>
              <table:table-cell office:value-type="float" office:value="183">
                <text:p>183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305">
                <text:p>3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308">
                <text:p>30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9000">
                <text:p>9000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34000">
                <text:p>34000</text:p>
              </table:table-cell>
              <table:table-cell office:value-type="float" office:value="10381">
                <text:p>10381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43000">
                <text:p>43000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142000">
                <text:p>142000</text:p>
              </table:table-cell>
              <table:table-cell office:value-type="float" office:value="39277">
                <text:p>39277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235000">
                <text:p>235000</text:p>
              </table:table-cell>
              <table:table-cell office:value-type="float" office:value="86411">
                <text:p>86411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9000000">
                <text:p>9000000</text:p>
              </table:table-cell>
              <table:table-cell office:value-type="float" office:value="965503">
                <text:p>965503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7000000">
                <text:p>17000000</text:p>
              </table:table-cell>
              <table:table-cell office:value-type="float" office:value="733615">
                <text:p>733615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59000000">
                <text:p>59000000</text:p>
              </table:table-cell>
              <table:table-cell office:value-type="float" office:value="6653893">
                <text:p>6653893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6000000">
                <text:p>66000000</text:p>
              </table:table-cell>
              <table:table-cell office:value-type="float" office:value="10752530">
                <text:p>10752530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68000000">
                <text:p>268000000</text:p>
              </table:table-cell>
              <table:table-cell office:value-type="float" office:value="39466809">
                <text:p>39466809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62000000">
                <text:p>662000000</text:p>
              </table:table-cell>
              <table:table-cell office:value-type="float" office:value="133293656">
                <text:p>133293656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21000000000">
                <text:p>21000000000</text:p>
              </table:table-cell>
              <table:table-cell office:value-type="float" office:value="147857192">
                <text:p>147857192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828000000">
                <text:p>828000000</text:p>
              </table:table-cell>
              <table:table-cell office:value-type="float" office:value="15711139">
                <text:p>15711139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1000000000">
                <text:p>11000000000</text:p>
              </table:table-cell>
              <table:table-cell office:value-type="float" office:value="15375162">
                <text:p>15375162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1000000000">
                <text:p>41000000000</text:p>
              </table:table-cell>
              <table:table-cell office:value-type="float" office:value="308323285">
                <text:p>308323285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109000000000">
                <text:p>109000000000</text:p>
              </table:table-cell>
              <table:table-cell office:value-type="float" office:value="297291358">
                <text:p>297291358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266000000000">
                <text:p>266000000000</text:p>
              </table:table-cell>
              <table:table-cell office:value-type="float" office:value="795689275">
                <text:p>795689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bar" chart:style-name="ch1">
        <chart:title svg:x="6.197cm" svg:y="0.316cm" chart:style-name="ch2">
          <text:p>Time comparison</text:p>
        </chart:title>
        <chart:legend chart:legend-position="end" svg:x="13.71cm" svg:y="3.958cm" style:legend-expansion="high" chart:style-name="ch3"/>
        <chart:plot-area chart:style-name="ch4" table:cell-range-address="Sheet2.A1:Sheet2.C21" chart:data-source-has-labels="both" svg:x="0.32cm" svg:y="1.275cm" svg:width="13.07cm" svg:height="7.5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94cm" svg:y="1.275cm" svg:width="10.141cm" svg:height="6.91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2.A2:Sheet2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2.B2:Sheet2.B21" chart:label-cell-address="Sheet2.B1:Sheet2.B1" chart:class="chart:bar">
            <chart:data-point chart:repeated="20"/>
          </chart:series>
          <chart:series chart:style-name="ch9" chart:values-cell-range-address="Sheet2.C2:Sheet2.C21" chart:label-cell-address="Sheet2.C1:Sheet2.C1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2.B1:Sheet2.B1</svg:desc>
                </draw:g>
              </table:table-cell>
              <table:table-cell office:value-type="string">
                <text:p>Optimized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2.A2:Sheet2.A21</svg:desc>
                </draw:g>
              </table:table-cell>
              <table:table-cell office:value-type="float" office:value="0">
                <text:p>0</text:p>
                <draw:g>
                  <svg:desc>Sheet2.B2:Sheet2.B21</svg:desc>
                </draw:g>
              </table:table-cell>
              <table:table-cell office:value-type="float" office:value="0.000105423">
                <text:p>0.000105423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0">
                <text:p>0</text:p>
              </table:table-cell>
              <table:table-cell office:value-type="float" office:value="0.000065555">
                <text:p>0.000065555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0">
                <text:p>0</text:p>
              </table:table-cell>
              <table:table-cell office:value-type="float" office:value="0.000088278">
                <text:p>0.000088278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0">
                <text:p>0</text:p>
              </table:table-cell>
              <table:table-cell office:value-type="float" office:value="0.00245165">
                <text:p>0.00245165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0776363">
                <text:p>0.00776363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0787336">
                <text:p>0.00787336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0.02">
                <text:p>0.02</text:p>
              </table:table-cell>
              <table:table-cell office:value-type="float" office:value="0.0245417">
                <text:p>0.0245417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0.02">
                <text:p>0.02</text:p>
              </table:table-cell>
              <table:table-cell office:value-type="float" office:value="0.0484901">
                <text:p>0.0484901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.9">
                <text:p>1.9</text:p>
              </table:table-cell>
              <table:table-cell office:value-type="float" office:value="0.888179">
                <text:p>0.888179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3.9">
                <text:p>3.9</text:p>
              </table:table-cell>
              <table:table-cell office:value-type="float" office:value="0.911922">
                <text:p>0.911922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13">
                <text:p>13</text:p>
              </table:table-cell>
              <table:table-cell office:value-type="float" office:value="6.93886">
                <text:p>6.93886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.3">
                <text:p>6.3</text:p>
              </table:table-cell>
              <table:table-cell office:value-type="float" office:value="5.53075">
                <text:p>5.53075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4">
                <text:p>24</text:p>
              </table:table-cell>
              <table:table-cell office:value-type="float" office:value="20.5361">
                <text:p>20.5361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5">
                <text:p>65</text:p>
              </table:table-cell>
              <table:table-cell office:value-type="float" office:value="73.9693">
                <text:p>73.9693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191">
                <text:p>191</text:p>
              </table:table-cell>
              <table:table-cell office:value-type="float" office:value="109.697">
                <text:p>109.697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80">
                <text:p>180</text:p>
              </table:table-cell>
              <table:table-cell office:value-type="float" office:value="16.795">
                <text:p>16.795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275">
                <text:p>275</text:p>
              </table:table-cell>
              <table:table-cell office:value-type="float" office:value="19.2777">
                <text:p>19.2777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03">
                <text:p>403</text:p>
              </table:table-cell>
              <table:table-cell office:value-type="float" office:value="259.537">
                <text:p>259.537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2312">
                <text:p>2312</text:p>
              </table:table-cell>
              <table:table-cell office:value-type="float" office:value="312.076">
                <text:p>312.076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5052">
                <text:p>5052</text:p>
              </table:table-cell>
              <table:table-cell office:value-type="float" office:value="842.631">
                <text:p>842.6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13cm" xlink:href=".." xlink:type="simple" chart:class="chart:bar" chart:style-name="ch1">
        <chart:title svg:x="4.9cm" svg:y="0.316cm" chart:style-name="ch2">
          <text:p>Time comparison (logarithmic)</text:p>
        </chart:title>
        <chart:legend chart:legend-position="end" svg:x="13.71cm" svg:y="3.958cm" style:legend-expansion="high" chart:style-name="ch3"/>
        <chart:plot-area chart:style-name="ch4" table:cell-range-address="Sheet2.A1:Sheet2.C21" chart:data-source-has-labels="both" svg:x="0.32cm" svg:y="1.275cm" svg:width="13.07cm" svg:height="7.5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892cm" svg:y="1.275cm" svg:width="10.038cm" svg:height="6.91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2.A2:Sheet2.A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2.B2:Sheet2.B21" chart:label-cell-address="Sheet2.B1:Sheet2.B1" chart:class="chart:bar">
            <chart:data-point chart:repeated="20"/>
          </chart:series>
          <chart:series chart:style-name="ch10" chart:values-cell-range-address="Sheet2.C2:Sheet2.C21" chart:label-cell-address="Sheet2.C1:Sheet2.C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2.B1:Sheet2.B1</svg:desc>
                </draw:g>
              </table:table-cell>
              <table:table-cell office:value-type="string">
                <text:p>Optimized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f_10_5.txt</text:p>
                <draw:g>
                  <svg:desc>Sheet2.A2:Sheet2.A21</svg:desc>
                </draw:g>
              </table:table-cell>
              <table:table-cell office:value-type="float" office:value="0">
                <text:p>0</text:p>
                <draw:g>
                  <svg:desc>Sheet2.B2:Sheet2.B21</svg:desc>
                </draw:g>
              </table:table-cell>
              <table:table-cell office:value-type="float" office:value="0.000105423">
                <text:p>0.000105423</text:p>
                <draw:g>
                  <svg:desc>Sheet2.C2:Sheet2.C21</svg:desc>
                </draw:g>
              </table:table-cell>
            </table:table-row>
            <table:table-row>
              <table:table-cell office:value-type="string">
                <text:p>graf_10_6b.txt</text:p>
              </table:table-cell>
              <table:table-cell office:value-type="float" office:value="0">
                <text:p>0</text:p>
              </table:table-cell>
              <table:table-cell office:value-type="float" office:value="0.000065555">
                <text:p>0.000065555</text:p>
              </table:table-cell>
            </table:table-row>
            <table:table-row>
              <table:table-cell office:value-type="string">
                <text:p>graf_10_7.txt</text:p>
              </table:table-cell>
              <table:table-cell office:value-type="float" office:value="0">
                <text:p>0</text:p>
              </table:table-cell>
              <table:table-cell office:value-type="float" office:value="0.000088278">
                <text:p>0.000088278</text:p>
              </table:table-cell>
            </table:table-row>
            <table:table-row>
              <table:table-cell office:value-type="string">
                <text:p>graf_15_14.txt</text:p>
              </table:table-cell>
              <table:table-cell office:value-type="float" office:value="0">
                <text:p>0</text:p>
              </table:table-cell>
              <table:table-cell office:value-type="float" office:value="0.00245165">
                <text:p>0.00245165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0776363">
                <text:p>0.00776363</text:p>
              </table:table-cell>
            </table:table-row>
            <table:table-row>
              <table:table-cell office:value-type="string">
                <text:p>graf_20_7.txt</text:p>
              </table:table-cell>
              <table:table-cell office:value-type="float" office:value="0.02">
                <text:p>0.02</text:p>
              </table:table-cell>
              <table:table-cell office:value-type="float" office:value="0.00787336">
                <text:p>0.00787336</text:p>
              </table:table-cell>
            </table:table-row>
            <table:table-row>
              <table:table-cell office:value-type="string">
                <text:p>graf_20_12.txt</text:p>
              </table:table-cell>
              <table:table-cell office:value-type="float" office:value="0.02">
                <text:p>0.02</text:p>
              </table:table-cell>
              <table:table-cell office:value-type="float" office:value="0.0245417">
                <text:p>0.0245417</text:p>
              </table:table-cell>
            </table:table-row>
            <table:table-row>
              <table:table-cell office:value-type="string">
                <text:p>graf_20_17.txt</text:p>
              </table:table-cell>
              <table:table-cell office:value-type="float" office:value="0.02">
                <text:p>0.02</text:p>
              </table:table-cell>
              <table:table-cell office:value-type="float" office:value="0.0484901">
                <text:p>0.0484901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1.9">
                <text:p>1.9</text:p>
              </table:table-cell>
              <table:table-cell office:value-type="float" office:value="0.888179">
                <text:p>0.888179</text:p>
              </table:table-cell>
            </table:table-row>
            <table:table-row>
              <table:table-cell office:value-type="string">
                <text:p>graf_30_10.txt</text:p>
              </table:table-cell>
              <table:table-cell office:value-type="float" office:value="3.9">
                <text:p>3.9</text:p>
              </table:table-cell>
              <table:table-cell office:value-type="float" office:value="0.911922">
                <text:p>0.911922</text:p>
              </table:table-cell>
            </table:table-row>
            <table:table-row>
              <table:table-cell office:value-type="string">
                <text:p>graf_30_20.txt</text:p>
              </table:table-cell>
              <table:table-cell office:value-type="float" office:value="13">
                <text:p>13</text:p>
              </table:table-cell>
              <table:table-cell office:value-type="float" office:value="6.93886">
                <text:p>6.93886</text:p>
              </table:table-cell>
            </table:table-row>
            <table:table-row>
              <table:table-cell office:value-type="string">
                <text:p>graf_32_22.txt</text:p>
              </table:table-cell>
              <table:table-cell office:value-type="float" office:value="6.3">
                <text:p>6.3</text:p>
              </table:table-cell>
              <table:table-cell office:value-type="float" office:value="5.53075">
                <text:p>5.53075</text:p>
              </table:table-cell>
            </table:table-row>
            <table:table-row>
              <table:table-cell office:value-type="string">
                <text:p>graf_32_25.txt</text:p>
              </table:table-cell>
              <table:table-cell office:value-type="float" office:value="24">
                <text:p>24</text:p>
              </table:table-cell>
              <table:table-cell office:value-type="float" office:value="20.5361">
                <text:p>20.5361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65">
                <text:p>65</text:p>
              </table:table-cell>
              <table:table-cell office:value-type="float" office:value="73.9693">
                <text:p>73.9693</text:p>
              </table:table-cell>
            </table:table-row>
            <table:table-row>
              <table:table-cell office:value-type="string">
                <text:p>graf_35_25.txt</text:p>
              </table:table-cell>
              <table:table-cell office:value-type="float" office:value="191">
                <text:p>191</text:p>
              </table:table-cell>
              <table:table-cell office:value-type="float" office:value="109.697">
                <text:p>109.697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180">
                <text:p>180</text:p>
              </table:table-cell>
              <table:table-cell office:value-type="float" office:value="16.795">
                <text:p>16.795</text:p>
              </table:table-cell>
            </table:table-row>
            <table:table-row>
              <table:table-cell office:value-type="string">
                <text:p>graf_40_8.txt</text:p>
              </table:table-cell>
              <table:table-cell office:value-type="float" office:value="275">
                <text:p>275</text:p>
              </table:table-cell>
              <table:table-cell office:value-type="float" office:value="19.2777">
                <text:p>19.2777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403">
                <text:p>403</text:p>
              </table:table-cell>
              <table:table-cell office:value-type="float" office:value="259.537">
                <text:p>259.537</text:p>
              </table:table-cell>
            </table:table-row>
            <table:table-row>
              <table:table-cell office:value-type="string">
                <text:p>graf_40_15.txt</text:p>
              </table:table-cell>
              <table:table-cell office:value-type="float" office:value="2312">
                <text:p>2312</text:p>
              </table:table-cell>
              <table:table-cell office:value-type="float" office:value="312.076">
                <text:p>312.076</text:p>
              </table:table-cell>
            </table:table-row>
            <table:table-row>
              <table:table-cell office:value-type="string">
                <text:p>graf_40_25.txt</text:p>
              </table:table-cell>
              <table:table-cell office:value-type="float" office:value="5052">
                <text:p>5052</text:p>
              </table:table-cell>
              <table:table-cell office:value-type="float" office:value="842.631">
                <text:p>842.6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